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8.74mm" svg:height="72.41mm" svg:x="60.21mm" svg:y="13.54m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. of Nodes</text:p>
          </table:table-cell>
          <table:table-cell office:value-type="string" calcext:value-type="string">
            <text:p>Fn. 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25:38.841466987</meta:creation-date>
    <dc:date>2019-09-10T14:36:45.519102603</dc:date>
    <meta:editing-duration>PT56S</meta:editing-duration>
    <meta:editing-cycles>1</meta:editing-cycles>
    <meta:document-statistic meta:table-count="1" meta:cell-count="10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75cm" svg:height="7.242cm" xlink:href=".." xlink:type="simple" chart:class="chart:scatter" chart:style-name="ch1">
        <chart:legend chart:legend-position="end" svg:x="10.155cm" svg:y="3.322cm" style:legend-expansion="high" chart:style-name="ch2"/>
        <chart:plot-area chart:style-name="ch3" table:cell-range-address="Sheet1.A1:Sheet1.B5" chart:data-source-has-labels="row" svg:x="0.257cm" svg:y="0.144cm" svg:width="9.641cm" svg:height="6.954cm">
          <chartooo:coordinate-region svg:x="0.878cm" svg:y="0.343cm" svg:width="8.833cm" svg:height="6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n. Cal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11">
                <text:p>1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